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5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4" table:number-columns-repeated="971" table:default-cell-style-name="ce8"/>
        <table:table-row table:style-name="ro1">
          <table:table-cell table:style-name="ce1" office:value-type="string" calcext:value-type="string" table:number-columns-spanned="10" table:number-rows-spanned="1">
            <text:p>H N N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V N N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N N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C N N</text:p>
          </table:table-cell>
          <table:covered-table-cell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71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A</text:p>
          </table:table-cell>
          <table:table-cell/>
          <table:table-cell table:formula="of:=COM.MICROSOFT.CONCAT(&quot;'&quot;;[.A2:.H2];&quot;',&quot;)" office:value-type="string" office:string-value="'AAACAAAA'," calcext:value-type="string">
            <text:p>'AAAC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2:.S2];&quot;',&quot;)" office:value-type="string" office:string-value="'ACACACTC'," calcext:value-type="string">
            <text:p>'ACACACTC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2:.AD2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2:.AO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3:.H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3:.S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3:.AD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3:.AO3];&quot;',&quot;)" office:value-type="string" office:string-value="'TGTGTGCG'," calcext:value-type="string">
            <text:p>'TGTGTGCG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4:.H4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4:.S4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4:.AD4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4:.AO4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5:.H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5:.S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5:.AD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5:.AO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6:.H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6:.S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6:.AD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6:.AO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7:.H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7:.S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7:.AD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7:.AO7];&quot;',&quot;)" office:value-type="string" office:string-value="'TGCGTGTG'," calcext:value-type="string">
            <text:p>'TGCGTGTG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8:.H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8:.S8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8:.AD8];&quot;',&quot;)" office:value-type="string" office:string-value="'ACACACGC'," calcext:value-type="string">
            <text:p>'ACACACG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8:.AO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9:.H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9:.S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9:.AD9];&quot;',&quot;)" office:value-type="string" office:string-value="'TGTGTGTG'," calcext:value-type="string">
            <text:p>'TGTGTGTG',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9:.AO9];&quot;',&quot;)" office:value-type="string" office:string-value="'CGTGTGTG'," calcext:value-type="string">
            <text:p>'CGTGTGTG',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formula="of:=COM.MICROSOFT.CONCAT(&quot;{&quot;;[.J2:.J9];&quot;}&quot;)" office:value-type="string" office:string-value="{'AAACAAAA','TGTGTGTG','ACACACAC','TGTGTGTG','ACACACAC','TGTGTGTG','ACACACAC','TGTGTGTG',}" calcext:value-type="string" table:number-columns-spanned="10" table:number-rows-spanned="1">
            <text:p>{'AAACAAAA','TGTGTGTG','ACACACAC','TGTGTGTG','ACACACAC','TGTGTGTG','ACACACAC','TGTGTGTG',}</text:p>
          </table:table-cell>
          <table:covered-table-cell table:number-columns-repeated="9"/>
          <table:table-cell/>
          <table:table-cell table:formula="of:=COM.MICROSOFT.CONCAT(&quot;{&quot;;[.U2:.U9];&quot;}&quot;)" office:value-type="string" office:string-value="{'ACACACTC','TGTGTGTG','ACACACTC','TGTGTGTG','ACACACAC','TGTGTGTG','ACACACTC','TGTGTGTG',}" calcext:value-type="string" table:number-columns-spanned="10" table:number-rows-spanned="1">
            <text:p>{'ACACACTC','TGTGTGTG','ACACACTC','TGTGTGTG','ACACACAC','TGTGTGTG','ACACACTC','TGTGTGTG',}</text:p>
          </table:table-cell>
          <table:covered-table-cell table:number-columns-repeated="9"/>
          <table:table-cell/>
          <table:table-cell table:formula="of:=COM.MICROSOFT.CONCAT(&quot;{&quot;;[.AF2:.AF9];&quot;}&quot;)" office:value-type="string" office:string-value="{'GCACACAC','TGTGTGTG','ACGCACAC','TGTGTGTG','ACACACAC','TGTGTGTG','ACACACGC','TGTGTGTG',}" calcext:value-type="string" table:number-columns-spanned="10" table:number-rows-spanned="1">
            <text:p>{'GCACACAC','TGTGTGTG','ACGCACAC','TGTGTGTG','ACACACAC','TGTGTGTG','ACACACGC','TGTGTGTG',}</text:p>
          </table:table-cell>
          <table:covered-table-cell table:number-columns-repeated="9"/>
          <table:table-cell/>
          <table:table-cell table:formula="of:=COM.MICROSOFT.CONCAT(&quot;{&quot;;[.AQ2:.AQ9];&quot;}&quot;)" office:value-type="string" office:string-value="{'ACACACAC','TGTGTGCG','ACACACAC','TGTGTGTG','ACACACAC','TGCGTGTG','ACACACAC','CGTGTGTG',}" calcext:value-type="string" table:number-columns-spanned="10" table:number-rows-spanned="1">
            <text:p>{'ACACACAC','TGTGTGCG','ACACACAC','TGTGTGTG','ACACACAC','TGCGTGTG','ACACACAC','CGTGTGTG',}</text:p>
          </table:table-cell>
          <table:covered-table-cell table:number-columns-repeated="9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97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0" table:number-rows-spanned="1">
            <text:p>H H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V V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D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C C F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number-columns-repeated="8" table:style-name="ce3" office:value-type="string" calcext:value-type="string">
            <text:p>A</text:p>
          </table:table-cell>
          <table:table-cell/>
          <table:table-cell table:formula="of:=COM.MICROSOFT.CONCAT(&quot;'&quot;;[.A14:.H14];&quot;',&quot;)" office:value-type="string" office:string-value="'AAAAAAAA'," calcext:value-type="string">
            <text:p>'AAAA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14:.S14];&quot;',&quot;)" office:value-type="string" office:string-value="'ACACACTC'," calcext:value-type="string">
            <text:p>'ACACACTC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14:.AD14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/>
          <table:table-cell table:formula="of:=COM.MICROSOFT.CONCAT(&quot;'&quot;;[.AH14:.AO14];&quot;',&quot;)" office:value-type="string" office:string-value="'ACACACAC'," calcext:value-type="string">
            <text:p>'ACACACAC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15:.H1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15:.S1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15:.AD1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15:.AO15];&quot;',&quot;)" office:value-type="string" office:string-value="'TGTGTGCG'," calcext:value-type="string">
            <text:p>'TGTGTGCG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16:.H1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16:.S16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16:.AD16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16:.AO16];&quot;',&quot;)" office:value-type="string" office:string-value="'ACACACAC'," calcext:value-type="string">
            <text:p>'ACACACAC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17:.H1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17:.S1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17:.AD1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17:.AO17];&quot;',&quot;)" office:value-type="string" office:string-value="'TGTGCGTG'," calcext:value-type="string">
            <text:p>'TGTGCGTG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18:.H1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18:.S18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18:.AD18];&quot;',&quot;)" office:value-type="string" office:string-value="'ACACGCAC'," calcext:value-type="string">
            <text:p>'ACACG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18:.AO18];&quot;',&quot;)" office:value-type="string" office:string-value="'ACACACAC'," calcext:value-type="string">
            <text:p>'ACACACAC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19:.H1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19:.S1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19:.AD1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19:.AO19];&quot;',&quot;)" office:value-type="string" office:string-value="'TGCGTGTG'," calcext:value-type="string">
            <text:p>'TGCGTGTG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20:.H2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20:.S20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20:.AD20];&quot;',&quot;)" office:value-type="string" office:string-value="'ACACACGC'," calcext:value-type="string">
            <text:p>'ACACACG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20:.AO20];&quot;',&quot;)" office:value-type="string" office:string-value="'ACACACAC'," calcext:value-type="string">
            <text:p>'ACACACAC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21:.H2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21:.S2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/>
          <table:table-cell table:formula="of:=COM.MICROSOFT.CONCAT(&quot;'&quot;;[.W21:.AD21];&quot;',&quot;)" office:value-type="string" office:string-value="'TGTGTGTG'," calcext:value-type="string">
            <text:p>'TGTGTGTG',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21:.AO21];&quot;',&quot;)" office:value-type="string" office:string-value="'CGTGTGTG'," calcext:value-type="string">
            <text:p>'CGTGTGTG',</text:p>
          </table:table-cell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table:formula="of:=COM.MICROSOFT.CONCAT(&quot;{&quot;;[.J14:.J21];&quot;}&quot;)" office:value-type="string" office:string-value="{'AAAAAAAA','TGTGTGTG','ACACACAC','TGTGTGTG','ACACACAC','TGTGTGTG','ACACACAC','TGTGTGTG',}" calcext:value-type="string" table:number-columns-spanned="10" table:number-rows-spanned="1">
            <text:p>{'AAAAAAAA','TGTGTGTG','ACACACAC','TGTGTGTG','ACACACAC','TGTGTGTG','ACACACAC','TGTGTGTG',}</text:p>
          </table:table-cell>
          <table:covered-table-cell table:number-columns-repeated="9"/>
          <table:table-cell/>
          <table:table-cell table:formula="of:=COM.MICROSOFT.CONCAT(&quot;{&quot;;[.U14:.U21];&quot;}&quot;)" office:value-type="string" office:string-value="{'ACACACTC','TGTGTGTG','ACACACTC','TGTGTGTG','ACACACTC','TGTGTGTG','ACACACTC','TGTGTGTG',}" calcext:value-type="string" table:number-columns-spanned="10" table:number-rows-spanned="1">
            <text:p>{'ACACACTC','TGTGTGTG','ACACACTC','TGTGTGTG','ACACACTC','TGTGTGTG','ACACACTC','TGTGTGTG',}</text:p>
          </table:table-cell>
          <table:covered-table-cell table:number-columns-repeated="9"/>
          <table:table-cell/>
          <table:table-cell table:formula="of:=COM.MICROSOFT.CONCAT(&quot;{&quot;;[.AF14:.AF21];&quot;}&quot;)" office:value-type="string" office:string-value="{'GCACACAC','TGTGTGTG','ACGCACAC','TGTGTGTG','ACACGCAC','TGTGTGTG','ACACACGC','TGTGTGTG',}" calcext:value-type="string" table:number-columns-spanned="10" table:number-rows-spanned="1">
            <text:p>{'GCACACAC','TGTGTGTG','ACGCACAC','TGTGTGTG','ACACGCAC','TGTGTGTG','ACACACGC','TGTGTGTG',}</text:p>
          </table:table-cell>
          <table:covered-table-cell table:number-columns-repeated="9"/>
          <table:table-cell/>
          <table:table-cell table:formula="of:=COM.MICROSOFT.CONCAT(&quot;{&quot;;[.AQ14:.AQ21];&quot;}&quot;)" office:value-type="string" office:string-value="{'ACACACAC','TGTGTGCG','ACACACAC','TGTGCGTG','ACACACAC','TGCGTGTG','ACACACAC','CGTGTGTG',}" calcext:value-type="string" table:number-columns-spanned="10" table:number-rows-spanned="1">
            <text:p>{'ACACACAC','TGTGTGCG','ACACACAC','TGTGCGTG','ACACACAC','TGCGTGTG','ACACACAC','CGTGTGTG',}</text:p>
          </table:table-cell>
          <table:covered-table-cell table:number-columns-repeated="9"/>
          <table:table-cell/>
          <table:table-cell table:style-name="Default" table:number-columns-repeated="8"/>
          <table:table-cell table:number-columns-repeated="971"/>
        </table:table-row>
        <table:table-row table:style-name="ro1">
          <table:table-cell table:number-columns-repeated="44"/>
          <table:table-cell table:style-name="Default" table:number-columns-repeated="8"/>
          <table:table-cell table:number-columns-repeated="971"/>
        </table:table-row>
        <table:table-row table:style-name="ro1">
          <table:table-cell table:style-name="ce1" office:value-type="string" calcext:value-type="string" table:number-columns-spanned="10" table:number-rows-spanned="1">
            <text:p>H H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V V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D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C C S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number-columns-repeated="5"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26:.H26];&quot;',&quot;)" office:value-type="string" office:string-value="'AAAAACAC'," calcext:value-type="string">
            <text:p>'AAAA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26:.S26];&quot;',&quot;)" office:value-type="string" office:string-value="'ACTCACAC'," calcext:value-type="string">
            <text:p>'ACT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26:.AD26];&quot;',&quot;)" office:value-type="string" office:string-value="'ACACGCAC'," calcext:value-type="string">
            <text:p>'ACACG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26:.AO26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27:.H2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27:.S2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27:.AD2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27:.AO27];&quot;',&quot;)" office:value-type="string" office:string-value="'TGCGTGTG'," calcext:value-type="string">
            <text:p>'TGC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28:.H2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28:.S28];&quot;',&quot;)" office:value-type="string" office:string-value="'ACTCACAC'," calcext:value-type="string">
            <text:p>'ACT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28:.AD28];&quot;',&quot;)" office:value-type="string" office:string-value="'ACACACGC'," calcext:value-type="string">
            <text:p>'ACACACG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28:.AO28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29:.H2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29:.S2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/>
          <table:table-cell table:formula="of:=COM.MICROSOFT.CONCAT(&quot;'&quot;;[.W29:.AD29];&quot;',&quot;)" office:value-type="string" office:string-value="'TGTGTGTG'," calcext:value-type="string">
            <text:p>'TGTGTGTG',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29:.AO29];&quot;',&quot;)" office:value-type="string" office:string-value="'CGTGTGTG'," calcext:value-type="string">
            <text:p>'CGT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30:.H3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30:.S30];&quot;',&quot;)" office:value-type="string" office:string-value="'ACACACTC'," calcext:value-type="string">
            <text:p>'ACACACTC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30:.AD30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/>
          <table:table-cell table:formula="of:=COM.MICROSOFT.CONCAT(&quot;'&quot;;[.AH30:.AO30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31:.H3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31:.S3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31:.AD3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31:.AO31];&quot;',&quot;)" office:value-type="string" office:string-value="'TGTGTGCG'," calcext:value-type="string">
            <text:p>'TGTGTGC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A</text:p>
          </table:table-cell>
          <table:table-cell/>
          <table:table-cell table:formula="of:=COM.MICROSOFT.CONCAT(&quot;'&quot;;[.A32:.H32];&quot;',&quot;)" office:value-type="string" office:string-value="'ACACAAAA'," calcext:value-type="string">
            <text:p>'ACAC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32:.S32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32:.AD32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32:.AO32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33:.H3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33:.S3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33:.AD3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33:.AO33];&quot;',&quot;)" office:value-type="string" office:string-value="'TGTGCGTG'," calcext:value-type="string">
            <text:p>'TGTGCGTG',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formula="of:=COM.MICROSOFT.CONCAT(&quot;{&quot;;[.J26:.J33];&quot;}&quot;)" office:value-type="string" office:string-value="{'AAAAACAC','TGTGTGTG','ACACACAC','TGTGTGTG','ACACACAC','TGTGTGTG','ACACAAAA','TGTGTGTG',}" calcext:value-type="string" table:number-columns-spanned="10" table:number-rows-spanned="1">
            <text:p>{'AAAAACAC','TGTGTGTG','ACACACAC','TGTGTGTG','ACACACAC','TGTGTGTG','ACACAAAA','TGTGTGTG',}</text:p>
          </table:table-cell>
          <table:covered-table-cell table:number-columns-repeated="9"/>
          <table:table-cell/>
          <table:table-cell table:formula="of:=COM.MICROSOFT.CONCAT(&quot;{&quot;;[.U26:.U33];&quot;}&quot;)" office:value-type="string" office:string-value="{'ACTCACAC','TGTGTGTG','ACTCACAC','TGTGTGTG','ACACACTC','TGTGTGTG','ACACACTC','TGTGTGTG',}" calcext:value-type="string" table:number-columns-spanned="10" table:number-rows-spanned="1">
            <text:p>{'ACTCACAC','TGTGTGTG','ACTCACAC','TGTGTGTG','ACACACTC','TGTGTGTG','ACACACTC','TGTGTGTG',}</text:p>
          </table:table-cell>
          <table:covered-table-cell table:number-columns-repeated="9"/>
          <table:table-cell/>
          <table:table-cell table:formula="of:=COM.MICROSOFT.CONCAT(&quot;{&quot;;[.AF26:.AF33];&quot;}&quot;)" office:value-type="string" office:string-value="{'ACACGCAC','TGTGTGTG','ACACACGC','TGTGTGTG','GCACACAC','TGTGTGTG','ACGCACAC','TGTGTGTG',}" calcext:value-type="string" table:number-columns-spanned="10" table:number-rows-spanned="1">
            <text:p>{'ACACGCAC','TGTGTGTG','ACACACGC','TGTGTGTG','GCACACAC','TGTGTGTG','ACGCACAC','TGTGTGTG',}</text:p>
          </table:table-cell>
          <table:covered-table-cell table:number-columns-repeated="9"/>
          <table:table-cell/>
          <table:table-cell table:formula="of:=COM.MICROSOFT.CONCAT(&quot;{&quot;;[.AQ26:.AQ33];&quot;}&quot;)" office:value-type="string" office:string-value="{'ACACACAC','TGCGTGTG','ACACACAC','CGTGTGTG','ACACACAC','TGTGTGCG','ACACACAC','TGTGCGTG',}" calcext:value-type="string" table:number-columns-spanned="10" table:number-rows-spanned="1">
            <text:p>{'ACACACAC','TGCGTGTG','ACACACAC','CGTGTGTG','ACACACAC','TGTGTGCG','ACACACAC','TGTGCGTG',}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0" table:number-rows-spanned="1">
            <text:p>H H I</text:p>
          </table:table-cell>
          <table:covered-table-cell table:number-columns-repeated="9" table:style-name="ce5"/>
          <table:table-cell table:style-name="ce6"/>
          <table:table-cell table:style-name="ce4" office:value-type="string" calcext:value-type="string" table:number-columns-spanned="10" table:number-rows-spanned="1">
            <text:p>V V I</text:p>
          </table:table-cell>
          <table:covered-table-cell table:number-columns-repeated="9" table:style-name="ce5"/>
          <table:table-cell table:style-name="ce7"/>
          <table:table-cell table:style-name="ce4" office:value-type="string" calcext:value-type="string" table:number-columns-spanned="10" table:number-rows-spanned="1">
            <text:p>D D I</text:p>
          </table:table-cell>
          <table:covered-table-cell table:number-columns-repeated="9" table:style-name="ce5"/>
          <table:table-cell table:style-name="ce7"/>
          <table:table-cell table:style-name="ce4" office:value-type="string" calcext:value-type="string" table:number-columns-spanned="10" table:number-rows-spanned="1">
            <text:p>C C I</text:p>
          </table:table-cell>
          <table:covered-table-cell table:number-columns-repeated="9" table:style-name="ce5"/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38:.H3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38:.S3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38:.AD3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/>
          <table:table-cell table:formula="of:=COM.MICROSOFT.CONCAT(&quot;'&quot;;[.AH38:.AO38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39:.H3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39:.S3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39:.AD3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39:.AO39];&quot;',&quot;)" office:value-type="string" office:string-value="'TGTGTGCG'," calcext:value-type="string">
            <text:p>'TGTGTGC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40:.H4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40:.S40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40:.AD40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40:.AO40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41:.H4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41:.S4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41:.AD4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41:.AO41];&quot;',&quot;)" office:value-type="string" office:string-value="'TGTGCGTG'," calcext:value-type="string">
            <text:p>'TGTGC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42:.H4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42:.S42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42:.AD42];&quot;',&quot;)" office:value-type="string" office:string-value="'ACACGCAC'," calcext:value-type="string">
            <text:p>'ACACG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42:.AO42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43:.H4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43:.S4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43:.AD4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43:.AO43];&quot;',&quot;)" office:value-type="string" office:string-value="'TGCGTGTG'," calcext:value-type="string">
            <text:p>'TGCGTGTG',</text:p>
          </table:table-cell>
          <table:table-cell table:number-columns-repeated="980"/>
        </table:table-row>
        <table:table-row table:style-name="ro1">
          <table:table-cell table:number-columns-repeated="7"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44:.H44];&quot;',&quot;)" office:value-type="string" office:string-value="'AAAAAAAC'," calcext:value-type="string">
            <text:p>'AAAAAA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44:.S44];&quot;',&quot;)" office:value-type="string" office:string-value="'ACACACTC'," calcext:value-type="string">
            <text:p>'ACACACT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44:.AD44];&quot;',&quot;)" office:value-type="string" office:string-value="'ACACACGC'," calcext:value-type="string">
            <text:p>'ACACACG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44:.AO44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45:.H4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45:.S4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/>
          <table:table-cell table:formula="of:=COM.MICROSOFT.CONCAT(&quot;'&quot;;[.W45:.AD4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45:.AO45];&quot;',&quot;)" office:value-type="string" office:string-value="'TGTGTGTG'," calcext:value-type="string">
            <text:p>'TGTGTGTG',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formula="of:=COM.MICROSOFT.CONCAT(&quot;{&quot;;[.J38:.J45];&quot;}&quot;)" office:value-type="string" office:string-value="{'ACACACAC','TGTGTGTG','ACACACAC','TGTGTGTG','ACACACAC','TGTGTGTG','AAAAAAAC','TGTGTGTG',}" calcext:value-type="string" table:number-columns-spanned="10" table:number-rows-spanned="1">
            <text:p>{'ACACACAC','TGTGTGTG','ACACACAC','TGTGTGTG','ACACACAC','TGTGTGTG','AAAAAAAC','TGTGTGTG',}</text:p>
          </table:table-cell>
          <table:covered-table-cell table:number-columns-repeated="9"/>
          <table:table-cell/>
          <table:table-cell table:formula="of:=COM.MICROSOFT.CONCAT(&quot;{&quot;;[.U38:.U45];&quot;}&quot;)" office:value-type="string" office:string-value="{'ACACACAC','TGTGTGTG','ACACACTC','TGTGTGTG','ACACACTC','TGTGTGTG','ACACACTC','TGTGTGTG',}" calcext:value-type="string" table:number-columns-spanned="10" table:number-rows-spanned="1">
            <text:p>{'ACACACAC','TGTGTGTG','ACACACTC','TGTGTGTG','ACACACTC','TGTGTGTG','ACACACTC','TGTGTGTG',}</text:p>
          </table:table-cell>
          <table:covered-table-cell table:number-columns-repeated="9"/>
          <table:table-cell/>
          <table:table-cell table:formula="of:=COM.MICROSOFT.CONCAT(&quot;{&quot;;[.AF38:.AF45];&quot;}&quot;)" office:value-type="string" office:string-value="{'ACACACAC','TGTGTGTG','ACGCACAC','TGTGTGTG','ACACGCAC','TGTGTGTG','ACACACGC','TGTGTGTG',}" calcext:value-type="string" table:number-columns-spanned="10" table:number-rows-spanned="1">
            <text:p>{'ACACACAC','TGTGTGTG','ACGCACAC','TGTGTGTG','ACACGCAC','TGTGTGTG','ACACACGC','TGTGTGTG',}</text:p>
          </table:table-cell>
          <table:covered-table-cell table:number-columns-repeated="9"/>
          <table:table-cell/>
          <table:table-cell table:formula="of:=COM.MICROSOFT.CONCAT(&quot;{&quot;;[.AQ38:.AQ45];&quot;}&quot;)" office:value-type="string" office:string-value="{'ACACACAC','TGTGTGCG','ACACACAC','TGTGCGTG','ACACACAC','TGCGTGTG','ACACACAC','TGTGTGTG',}" calcext:value-type="string" table:number-columns-spanned="10" table:number-rows-spanned="1">
            <text:p>{'ACACACAC','TGTGTGCG','ACACACAC','TGTGCGTG','ACACACAC','TGCGTGTG','ACACACAC','TGTGTGTG',}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0" table:number-rows-spanned="1">
            <text:p>H V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D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C F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C F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table:number-columns-repeated="5"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50:.H50];&quot;',&quot;)" office:value-type="string" office:string-value="'AAAAACAC'," calcext:value-type="string">
            <text:p>'AAAA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50:.S5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50:.AD5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50:.AO50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51:.H51];&quot;',&quot;)" office:value-type="string" office:string-value="'TGTGAGTG'," calcext:value-type="string">
            <text:p>'TGTGAGTG',</text:p>
          </table:table-cell>
          <table:table-cell/>
          <table:table-cell table:number-columns-repeated="5"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51:.S51];&quot;',&quot;)" office:value-type="string" office:string-value="'TTTTTGTG'," calcext:value-type="string">
            <text:p>'TTTT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5" table:style-name="ce3" office:value-type="string" calcext:value-type="string">
            <text:p>G</text:p>
          </table:table-cell>
          <table:table-cell/>
          <table:table-cell table:formula="of:=COM.MICROSOFT.CONCAT(&quot;'&quot;;[.W51:.AD51];&quot;',&quot;)" office:value-type="string" office:string-value="'TGTGGGGG'," calcext:value-type="string">
            <text:p>'TGTGGGG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51:.AO51];&quot;',&quot;)" office:value-type="string" office:string-value="'TGTGTGTG'," calcext:value-type="string">
            <text:p>'TGTGT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52:.H5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52:.S52];&quot;',&quot;)" office:value-type="string" office:string-value="'ACACATAC'," calcext:value-type="string">
            <text:p>'ACACAT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52:.AD52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52:.AO52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53:.H53];&quot;',&quot;)" office:value-type="string" office:string-value="'TGTGAGTG'," calcext:value-type="string">
            <text:p>'TGTGA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53:.S5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53:.AD5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53:.AO53];&quot;',&quot;)" office:value-type="string" office:string-value="'TGCGTGTG'," calcext:value-type="string">
            <text:p>'TGCGT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54:.H54];&quot;',&quot;)" office:value-type="string" office:string-value="'ACACCCAC'," calcext:value-type="string">
            <text:p>'ACACC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/>
          <table:table-cell table:formula="of:=COM.MICROSOFT.CONCAT(&quot;'&quot;;[.L54:.S54];&quot;',&quot;)" office:value-type="string" office:string-value="'ACACACAT'," calcext:value-type="string">
            <text:p>'ACACACAT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54:.AD54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/>
          <table:table-cell table:formula="of:=COM.MICROSOFT.CONCAT(&quot;'&quot;;[.AH54:.AO54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55:.H5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55:.S5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55:.AD5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55:.AO55];&quot;',&quot;)" office:value-type="string" office:string-value="'TGTGCGCG'," calcext:value-type="string">
            <text:p>'TGTGCGC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56:.H5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56:.S5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56:.AD5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56:.AO56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57:.H5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57:.S5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57:.AD5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57:.AO57];&quot;',&quot;)" office:value-type="string" office:string-value="'TGTGCGTG'," calcext:value-type="string">
            <text:p>'TGTGC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table:formula="of:=COM.MICROSOFT.CONCAT(&quot;{&quot;;[.J50:.J57];&quot;}&quot;)" office:value-type="string" office:string-value="{'AAAAACAC','TGTGAGTG','ACACACAC','TGTGAGTG','ACACCCAC','TGTGTGTG','ACACACAC','TGTGTGTG',}" calcext:value-type="string" table:number-columns-spanned="10" table:number-rows-spanned="1">
            <text:p>{'AAAAACAC','TGTGAGTG','ACACACAC','TGTGAGTG','ACACCCAC','TGTGTGTG','ACACACAC','TGTGTGTG',}</text:p>
          </table:table-cell>
          <table:covered-table-cell table:number-columns-repeated="9"/>
          <table:table-cell/>
          <table:table-cell table:formula="of:=COM.MICROSOFT.CONCAT(&quot;{&quot;;[.U50:.U57];&quot;}&quot;)" office:value-type="string" office:string-value="{'ACACACAC','TTTTTGTG','ACACATAC','TGTGTGTG','ACACACAT','TGTGTGTG','ACACACAC','TGTGTGTG',}" calcext:value-type="string" table:number-columns-spanned="10" table:number-rows-spanned="1">
            <text:p>{'ACACACAC','TTTTTGTG','ACACATAC','TGTGTGTG','ACACACAT','TGTGTGTG','ACACACAC','TGTGTGTG',}</text:p>
          </table:table-cell>
          <table:covered-table-cell table:number-columns-repeated="9"/>
          <table:table-cell/>
          <table:table-cell table:formula="of:=COM.MICROSOFT.CONCAT(&quot;{&quot;;[.AF50:.AF57];&quot;}&quot;)" office:value-type="string" office:string-value="{'ACACACAC','TGTGGGGG','ACGCACAC','TGTGTGTG','GCACACAC','TGTGTGTG','ACACACAC','TGTGTGTG',}" calcext:value-type="string" table:number-columns-spanned="10" table:number-rows-spanned="1">
            <text:p>{'ACACACAC','TGTGGGGG','ACGCACAC','TGTGTGTG','GCACACAC','TGTGTGTG','ACACACAC','TGTGTGTG',}</text:p>
          </table:table-cell>
          <table:covered-table-cell table:number-columns-repeated="9"/>
          <table:table-cell/>
          <table:table-cell table:formula="of:=COM.MICROSOFT.CONCAT(&quot;{&quot;;[.AQ50:.AQ57];&quot;}&quot;)" office:value-type="string" office:string-value="{'ACACACAC','TGTGTGTG','ACACACAC','TGCGTGTG','ACACACAC','TGTGCGCG','ACACACAC','TGTGCGTG',}" calcext:value-type="string" table:number-columns-spanned="10" table:number-rows-spanned="1">
            <text:p>{'ACACACAC','TGTGTGTG','ACACACAC','TGCGTGTG','ACACACAC','TGTGCGCG','ACACACAC','TGTGCGTG',}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table:number-columns-repeated="44"/>
          <table:table-cell table:style-name="Default"/>
          <table:table-cell table:number-columns-repeated="978"/>
        </table:table-row>
        <table:table-row table:style-name="ro1">
          <table:table-cell table:style-name="ce1" office:value-type="string" calcext:value-type="string" table:number-columns-spanned="10" table:number-rows-spanned="1">
            <text:p>H V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D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C S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C S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62:.H6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62:.S6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62:.AD62];&quot;',&quot;)" office:value-type="string" office:string-value="'ACACGCAC'," calcext:value-type="string">
            <text:p>'ACACG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62:.AO62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63:.H6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4" table:style-name="ce3" office:value-type="string" calcext:value-type="string">
            <text:p>T</text:p>
          </table:table-cell>
          <table:table-cell/>
          <table:table-cell table:formula="of:=COM.MICROSOFT.CONCAT(&quot;'&quot;;[.L63:.S63];&quot;',&quot;)" office:value-type="string" office:string-value="'TGTGTTTT'," calcext:value-type="string">
            <text:p>'TGTGTTTT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63:.AD6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63:.AO63];&quot;',&quot;)" office:value-type="string" office:string-value="'TGCGTGTG'," calcext:value-type="string">
            <text:p>'TGCGT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A</text:p>
          </table:table-cell>
          <table:table-cell/>
          <table:table-cell table:formula="of:=COM.MICROSOFT.CONCAT(&quot;'&quot;;[.A64:.H64];&quot;',&quot;)" office:value-type="string" office:string-value="'ACACAAAA'," calcext:value-type="string">
            <text:p>'ACAC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64:.S64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64:.AD64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64:.AO64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65:.H6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65:.S6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65:.AD65];&quot;',&quot;)" office:value-type="string" office:string-value="'TGTGTGTG'," calcext:value-type="string">
            <text:p>'TGTGTGTG',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65:.AO65];&quot;',&quot;)" office:value-type="string" office:string-value="'CGTGTGTG'," calcext:value-type="string">
            <text:p>'CGTGT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66:.H6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66:.S66];&quot;',&quot;)" office:value-type="string" office:string-value="'ACACATAC'," calcext:value-type="string">
            <text:p>'ACACAT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66:.AD6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66:.AO66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67:.H67];&quot;',&quot;)" office:value-type="string" office:string-value="'TGAGTGTG'," calcext:value-type="string">
            <text:p>'TGA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67:.S67];&quot;',&quot;)" office:value-type="string" office:string-value="'TGTGTGTG'," calcext:value-type="string">
            <text:p>'TGTGTGTG',</text:p>
          </table:table-cell>
          <table:table-cell/>
          <table:table-cell table:number-columns-repeated="4"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67:.AD67];&quot;',&quot;)" office:value-type="string" office:string-value="'GGGGTGTG'," calcext:value-type="string">
            <text:p>'GGG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67:.AO67];&quot;',&quot;)" office:value-type="string" office:string-value="'TGTGCGTG'," calcext:value-type="string">
            <text:p>'TGTGCGT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68:.H6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/>
          <table:table-cell table:formula="of:=COM.MICROSOFT.CONCAT(&quot;'&quot;;[.L68:.S68];&quot;',&quot;)" office:value-type="string" office:string-value="'ACACACAT'," calcext:value-type="string">
            <text:p>'ACACACAT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68:.AD6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68:.AO68];&quot;',&quot;)" office:value-type="string" office:string-value="'ACACACAC'," calcext:value-type="string">
            <text:p>'ACACACAC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69:.H69];&quot;',&quot;)" office:value-type="string" office:string-value="'TGAGTGTG'," calcext:value-type="string">
            <text:p>'TGA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69:.S6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69:.AD6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69:.AO69];&quot;',&quot;)" office:value-type="string" office:string-value="'TGTGTGCG'," calcext:value-type="string">
            <text:p>'TGTGTGCG',</text:p>
          </table:table-cell>
          <table:table-cell/>
          <table:table-cell table:style-name="Default"/>
          <table:table-cell table:number-columns-repeated="978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table:formula="of:=COM.MICROSOFT.CONCAT(&quot;{&quot;;[.J62:.J69];&quot;}&quot;)" office:value-type="string" office:string-value="{'ACACACAC','TGTGTGTG','ACACAAAA','TGTGTGTG','ACACACAC','TGAGTGTG','ACACACAC','TGAGTGTG',}" calcext:value-type="string" table:number-columns-spanned="10" table:number-rows-spanned="1">
            <text:p>{'ACACACAC','TGTGTGTG','ACACAAAA','TGTGTGTG','ACACACAC','TGAGTGTG','ACACACAC','TGAGTGTG',}</text:p>
          </table:table-cell>
          <table:covered-table-cell table:number-columns-repeated="9"/>
          <table:table-cell/>
          <table:table-cell table:formula="of:=COM.MICROSOFT.CONCAT(&quot;{&quot;;[.U62:.U69];&quot;}&quot;)" office:value-type="string" office:string-value="{'ACACACAC','TGTGTTTT','ACACACAC','TGTGTGTG','ACACATAC','TGTGTGTG','ACACACAT','TGTGTGTG',}" calcext:value-type="string" table:number-columns-spanned="10" table:number-rows-spanned="1">
            <text:p>{'ACACACAC','TGTGTTTT','ACACACAC','TGTGTGTG','ACACATAC','TGTGTGTG','ACACACAT','TGTGTGTG',}</text:p>
          </table:table-cell>
          <table:covered-table-cell table:number-columns-repeated="9"/>
          <table:table-cell/>
          <table:table-cell table:formula="of:=COM.MICROSOFT.CONCAT(&quot;{&quot;;[.AF62:.AF69];&quot;}&quot;)" office:value-type="string" office:string-value="{'ACACGCAC','TGTGTGTG','ACGCACAC','TGTGTGTG','ACACACAC','GGGGTGTG','ACACACAC','TGTGTGTG',}" calcext:value-type="string" table:number-columns-spanned="10" table:number-rows-spanned="1">
            <text:p>{'ACACGCAC','TGTGTGTG','ACGCACAC','TGTGTGTG','ACACACAC','GGGGTGTG','ACACACAC','TGTGTGTG',}</text:p>
          </table:table-cell>
          <table:covered-table-cell table:number-columns-repeated="9"/>
          <table:table-cell/>
          <table:table-cell table:formula="of:=COM.MICROSOFT.CONCAT(&quot;{&quot;;[.AQ62:.AQ69];&quot;}&quot;)" office:value-type="string" office:string-value="{'ACACACAC','TGCGTGTG','ACACACAC','CGTGTGTG','ACACACAC','TGTGCGTG','ACACACAC','TGTGTGCG',}" calcext:value-type="string" table:number-columns-spanned="10" table:number-rows-spanned="1">
            <text:p>{'ACACACAC','TGCGTGTG','ACACACAC','CGTGTGTG','ACACACAC','TGTGCGTG','ACACACAC','TGTGTGCG',}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table:number-columns-repeated="44"/>
          <table:table-cell table:style-name="Default"/>
          <table:table-cell table:number-columns-repeated="978"/>
        </table:table-row>
        <table:table-row table:style-name="ro1">
          <table:table-cell table:style-name="ce1" office:value-type="string" calcext:value-type="string" table:number-columns-spanned="10" table:number-rows-spanned="1">
            <text:p>H V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D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C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C I</text:p>
          </table:table-cell>
          <table:covered-table-cell table:number-columns-repeated="9"/>
          <table:table-cell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74:.H74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74:.S74];&quot;',&quot;)" office:value-type="string" office:string-value="'ATACACAC'," calcext:value-type="string">
            <text:p>'AT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74:.AD74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74:.AO74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75:.H75];&quot;',&quot;)" office:value-type="string" office:string-value="'TGTGTGAG'," calcext:value-type="string">
            <text:p>'TGTGTGAG',</text:p>
          </table:table-cell>
          <table:table-cell/>
          <table:table-cell table:number-columns-repeated="5"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75:.S75];&quot;',&quot;)" office:value-type="string" office:string-value="'TTTTTGTG'," calcext:value-type="string">
            <text:p>'TTTT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75:.AD75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75:.AO75];&quot;',&quot;)" office:value-type="string" office:string-value="'TGTGTGTG'," calcext:value-type="string">
            <text:p>'TGT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A</text:p>
          </table:table-cell>
          <table:table-cell/>
          <table:table-cell table:formula="of:=COM.MICROSOFT.CONCAT(&quot;'&quot;;[.A76:.H76];&quot;',&quot;)" office:value-type="string" office:string-value="'ACACAAAA'," calcext:value-type="string">
            <text:p>'ACAC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76:.S76];&quot;',&quot;)" office:value-type="string" office:string-value="'ACATACAC'," calcext:value-type="string">
            <text:p>'ACAT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76:.AD76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76:.AO76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77:.H77];&quot;',&quot;)" office:value-type="string" office:string-value="'TGTGTGAG'," calcext:value-type="string">
            <text:p>'TGTGTGA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77:.S77];&quot;',&quot;)" office:value-type="string" office:string-value="'TGTGTGTG'," calcext:value-type="string">
            <text:p>'TGTGTGTG',</text:p>
          </table:table-cell>
          <table:table-cell/>
          <table:table-cell table:number-columns-repeated="4"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77:.AD77];&quot;',&quot;)" office:value-type="string" office:string-value="'GGGGTGTG'," calcext:value-type="string">
            <text:p>'GGG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77:.AO77];&quot;',&quot;)" office:value-type="string" office:string-value="'TGTGTGTG'," calcext:value-type="string">
            <text:p>'TGT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78:.H78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78:.S78];&quot;',&quot;)" office:value-type="string" office:string-value="'ACACACAC'," calcext:value-type="string">
            <text:p>'ACACACAC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78:.AD78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78:.AO78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79:.H7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79:.S7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79:.AD79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79:.AO79];&quot;',&quot;)" office:value-type="string" office:string-value="'TGCGCGTG'," calcext:value-type="string">
            <text:p>'TGCGC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80:.H8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80:.S8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80:.AD8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80:.AO80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81:.H8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81:.S8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81:.AD8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81:.AO81];&quot;',&quot;)" office:value-type="string" office:string-value="'TGCGCGTG'," calcext:value-type="string">
            <text:p>'TGCGCGTG',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formula="of:=COM.MICROSOFT.CONCAT(&quot;{&quot;;[.J74:.J81];&quot;}&quot;)" office:value-type="string" office:string-value="{'ACACACAC','TGTGTGAG','ACACAAAA','TGTGTGAG','ACACACAC','TGTGTGTG','ACACACAC','TGTGTGTG',}" calcext:value-type="string" table:number-columns-spanned="10" table:number-rows-spanned="1">
            <text:p>{'ACACACAC','TGTGTGAG','ACACAAAA','TGTGTGAG','ACACACAC','TGTGTGTG','ACACACAC','TGTGTGTG',}</text:p>
          </table:table-cell>
          <table:covered-table-cell table:number-columns-repeated="9"/>
          <table:table-cell/>
          <table:table-cell table:formula="of:=COM.MICROSOFT.CONCAT(&quot;{&quot;;[.U74:.U81];&quot;}&quot;)" office:value-type="string" office:string-value="{'ATACACAC','TTTTTGTG','ACATACAC','TGTGTGTG','ACACACAC','TGTGTGTG','ACACACAC','TGTGTGTG',}" calcext:value-type="string" table:number-columns-spanned="10" table:number-rows-spanned="1">
            <text:p>{'ATACACAC','TTTTTGTG','ACATACAC','TGTGTGTG','ACACACAC','TGTGTGTG','ACACACAC','TGTGTGTG',}</text:p>
          </table:table-cell>
          <table:covered-table-cell table:number-columns-repeated="9"/>
          <table:table-cell/>
          <table:table-cell table:formula="of:=COM.MICROSOFT.CONCAT(&quot;{&quot;;[.AF74:.AF81];&quot;}&quot;)" office:value-type="string" office:string-value="{'ACACACAC','TGTGTGTG','ACGCACAC','GGGGTGTG','GCACACAC','TGTGTGTG','ACACACAC','TGTGTGTG',}" calcext:value-type="string" table:number-columns-spanned="10" table:number-rows-spanned="1">
            <text:p>{'ACACACAC','TGTGTGTG','ACGCACAC','GGGGTGTG','GCACACAC','TGTGTGTG','ACACACAC','TGTGTGTG',}</text:p>
          </table:table-cell>
          <table:covered-table-cell table:number-columns-repeated="9"/>
          <table:table-cell/>
          <table:table-cell table:formula="of:=COM.MICROSOFT.CONCAT(&quot;{&quot;;[.AQ74:.AQ81];&quot;}&quot;)" office:value-type="string" office:string-value="{'ACACACAC','TGTGTGTG','ACACACAC','TGTGTGTG','ACACACAC','TGCGCGTG','ACACACAC','TGCGCGTG',}" calcext:value-type="string" table:number-columns-spanned="10" table:number-rows-spanned="1">
            <text:p>{'ACACACAC','TGTGTGTG','ACACACAC','TGTGTGTG','ACACACAC','TGCGCGTG','ACACACAC','TGCGCGTG',}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 table:number-columns-spanned="10" table:number-rows-spanned="1">
            <text:p>H V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D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H C I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D C I</text:p>
          </table:table-cell>
          <table:covered-table-cell table:number-columns-repeated="9"/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86:.H8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86:.S86];&quot;',&quot;)" office:value-type="string" office:string-value="'ATACACAC'," calcext:value-type="string">
            <text:p>'AT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86:.AD86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86:.AO86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87:.H87];&quot;',&quot;)" office:value-type="string" office:string-value="'TGTGTGAG'," calcext:value-type="string">
            <text:p>'TGTGTGAG',</text:p>
          </table:table-cell>
          <table:table-cell/>
          <table:table-cell table:number-columns-repeated="5"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87:.S87];&quot;',&quot;)" office:value-type="string" office:string-value="'TTTTTGTG'," calcext:value-type="string">
            <text:p>'TTTT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87:.AD87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87:.AO87];&quot;',&quot;)" office:value-type="string" office:string-value="'TGTGTGTG'," calcext:value-type="string">
            <text:p>'TGT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3" office:value-type="string" calcext:value-type="string">
            <text:p>A</text:p>
          </table:table-cell>
          <table:table-cell/>
          <table:table-cell table:formula="of:=COM.MICROSOFT.CONCAT(&quot;'&quot;;[.A88:.H88];&quot;',&quot;)" office:value-type="string" office:string-value="'ACACAAAA'," calcext:value-type="string">
            <text:p>'ACACAAAA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88:.S88];&quot;',&quot;)" office:value-type="string" office:string-value="'ACATACAC'," calcext:value-type="string">
            <text:p>'ACAT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88:.AD88];&quot;',&quot;)" office:value-type="string" office:string-value="'ACGCACAC'," calcext:value-type="string">
            <text:p>'ACG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88:.AO88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89:.H89];&quot;',&quot;)" office:value-type="string" office:string-value="'TGTGTGAG'," calcext:value-type="string">
            <text:p>'TGTGTGA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89:.S89];&quot;',&quot;)" office:value-type="string" office:string-value="'TGTGTGTG'," calcext:value-type="string">
            <text:p>'TGTGTGTG',</text:p>
          </table:table-cell>
          <table:table-cell/>
          <table:table-cell table:number-columns-repeated="4" table:style-name="ce3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89:.AD89];&quot;',&quot;)" office:value-type="string" office:string-value="'GGGGTGTG'," calcext:value-type="string">
            <text:p>'GGG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89:.AO89];&quot;',&quot;)" office:value-type="string" office:string-value="'TGTGTGTG'," calcext:value-type="string">
            <text:p>'TGTGTGTG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90:.H90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90:.S90];&quot;',&quot;)" office:value-type="string" office:string-value="'ACACACAC'," calcext:value-type="string">
            <text:p>'ACACACAC',</text:p>
          </table:table-cell>
          <table:table-cell/>
          <table:table-cell table:style-name="ce3"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90:.AD90];&quot;',&quot;)" office:value-type="string" office:string-value="'GCACACAC'," calcext:value-type="string">
            <text:p>'GCACACAC',</text:p>
          </table:table-cell>
          <table:table-cell/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90:.AO90];&quot;',&quot;)" office:value-type="string" office:string-value="'ACACACAC'," calcext:value-type="string">
            <text:p>'ACACACAC',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91:.H9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91:.S9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91:.AD91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91:.AO91];&quot;',&quot;)" office:value-type="string" office:string-value="'TGCGCGTG'," calcext:value-type="string">
            <text:p>'TGCGCGTG',</text:p>
          </table:table-cell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92:.H9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L92:.S9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W92:.AD92];&quot;',&quot;)" office:value-type="string" office:string-value="'ACACACAC'," calcext:value-type="string">
            <text:p>'ACACACAC',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&quot;'&quot;;[.AH92:.AO92];&quot;',&quot;)" office:value-type="string" office:string-value="'ACACACAC'," calcext:value-type="string">
            <text:p>'ACACACAC',</text:p>
          </table:table-cell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93:.H9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L93:.S9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W93:.AD93];&quot;',&quot;)" office:value-type="string" office:string-value="'TGTGTGTG'," calcext:value-type="string">
            <text:p>'TGTGTGTG',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&quot;'&quot;;[.AH93:.AO93];&quot;',&quot;)" office:value-type="string" office:string-value="'TGCGCGTG'," calcext:value-type="string">
            <text:p>'TGCGCGTG',</text:p>
          </table:table-cell>
          <table:table-cell table:style-name="Default"/>
          <table:table-cell table:number-columns-repeated="979"/>
        </table:table-row>
        <table:table-row table:style-name="ro1"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/>
          <table:table-cell table:style-name="ce1" office:value-type="string" calcext:value-type="string" table:number-columns-spanned="10" table:number-rows-spanned="1">
            <text:p>Resultado</text:p>
          </table:table-cell>
          <table:covered-table-cell table:number-columns-repeated="9"/>
          <table:table-cell table:style-name="Default"/>
          <table:table-cell table:number-columns-repeated="979"/>
        </table:table-row>
        <table:table-row table:style-name="ro1">
          <table:table-cell table:formula="of:=COM.MICROSOFT.CONCAT(&quot;{&quot;;[.J86:.J93];&quot;}&quot;)" office:value-type="string" office:string-value="{'ACACACAC','TGTGTGAG','ACACAAAA','TGTGTGAG','ACACACAC','TGTGTGTG','ACACACAC','TGTGTGTG',}" calcext:value-type="string" table:number-columns-spanned="10" table:number-rows-spanned="1">
            <text:p>{'ACACACAC','TGTGTGAG','ACACAAAA','TGTGTGAG','ACACACAC','TGTGTGTG','ACACACAC','TGTGTGTG',}</text:p>
          </table:table-cell>
          <table:covered-table-cell table:number-columns-repeated="9"/>
          <table:table-cell/>
          <table:table-cell table:formula="of:=COM.MICROSOFT.CONCAT(&quot;{&quot;;[.U86:.U93];&quot;}&quot;)" office:value-type="string" office:string-value="{'ATACACAC','TTTTTGTG','ACATACAC','TGTGTGTG','ACACACAC','TGTGTGTG','ACACACAC','TGTGTGTG',}" calcext:value-type="string" table:number-columns-spanned="10" table:number-rows-spanned="1">
            <text:p>{'ATACACAC','TTTTTGTG','ACATACAC','TGTGTGTG','ACACACAC','TGTGTGTG','ACACACAC','TGTGTGTG',}</text:p>
          </table:table-cell>
          <table:covered-table-cell table:number-columns-repeated="9"/>
          <table:table-cell/>
          <table:table-cell table:formula="of:=COM.MICROSOFT.CONCAT(&quot;{&quot;;[.AF86:.AF93];&quot;}&quot;)" office:value-type="string" office:string-value="{'ACACACAC','TGTGTGTG','ACGCACAC','GGGGTGTG','GCACACAC','TGTGTGTG','ACACACAC','TGTGTGTG',}" calcext:value-type="string" table:number-columns-spanned="10" table:number-rows-spanned="1">
            <text:p>{'ACACACAC','TGTGTGTG','ACGCACAC','GGGGTGTG','GCACACAC','TGTGTGTG','ACACACAC','TGTGTGTG',}</text:p>
          </table:table-cell>
          <table:covered-table-cell table:number-columns-repeated="9"/>
          <table:table-cell/>
          <table:table-cell table:formula="of:=COM.MICROSOFT.CONCAT(&quot;{&quot;;[.AQ86:.AQ93];&quot;}&quot;)" office:value-type="string" office:string-value="{'ACACACAC','TGTGTGTG','ACACACAC','TGTGTGTG','ACACACAC','TGCGCGTG','ACACACAC','TGCGCGTG',}" calcext:value-type="string" table:number-columns-spanned="10" table:number-rows-spanned="1">
            <text:p>{'ACACACAC','TGTGTGTG','ACACACAC','TGTGTGTG','ACACACAC','TGCGCGTG','ACACACAC','TGCGCGTG',}</text:p>
          </table:table-cell>
          <table:covered-table-cell table:number-columns-repeated="9"/>
          <table:table-cell table:style-name="Default"/>
          <table:table-cell table:number-columns-repeated="979"/>
        </table:table-row>
        <table:table-row table:style-name="ro1" table:number-rows-repeated="14">
          <table:table-cell table:style-name="Default" table:number-columns-repeated="44"/>
          <table:table-cell table:number-columns-repeated="979"/>
        </table:table-row>
        <table:table-row table:style-name="ro1" table:number-rows-repeated="10484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20:35:04.604405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1T16:21:39.412530858</meta:creation-date>
    <dc:date>2021-11-21T20:40:37.521952753</dc:date>
    <meta:editing-duration>PT15M47S</meta:editing-duration>
    <meta:editing-cycles>3</meta:editing-cycles>
    <meta:generator>LibreOffice/6.4.7.2$Linux_X86_64 LibreOffice_project/40$Build-2</meta:generator>
    <meta:document-statistic meta:table-count="1" meta:cell-count="2468" meta:object-count="0"/>
  </office:meta>
</office:document-meta>
</file>